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fileHolder.getCopletDefinition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Holder.searchCopletDefinition( String copletDefini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Holder.searchCopletInstances( String copletDefinition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rofileHolder.setLayoutTypes( final Collection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fileHolder.getLayoutObjec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Holder.searchLayoutInstance( Layout lay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eHolder.getCopletInstan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Holder.setCopletInstances( Collection copletInstanc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eHolder.searchCopletInstance( String cople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Holder.add( CopletInstance c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Holder.traverseLayouts( Layout layou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rofileHolder.setRootLayout( Layout rootLay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fileHolder.add( LayoutInstance instan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Holder.searchCopletDefinitions( CopletType copletTyp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fileHolder.add( Layout lay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fileHolder.createLayoutCollec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rofileHolder.searchCopletInstances( CopletDefinition copletDefini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rofileHolder.getCopletInstance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Holder.getRootLay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Holder.getLayoutType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Holder.remove( CopletInstance c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fileHolder.searchLayout( String layou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Holder.setCopletDefinitions( Map copletDefin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fileHolder.remove( Layout layo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rofileHolder.getCoplet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